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Verdana1" svg:font-family="Verdana1"/>
    <style:font-face style:name="Verdana11" svg:font-family="Verdana11"/>
    <style:font-face style:name="Verdana21" svg:font-family="Verdana2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18.918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1.245cm"/>
    </style:style>
    <style:style style:name="co11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4.26cm"/>
    </style:style>
    <style:style style:name="co17" style:family="table-column">
      <style:table-column-properties fo:break-before="auto" style:column-width="18.468cm"/>
    </style:style>
    <style:style style:name="co18" style:family="table-column">
      <style:table-column-properties fo:break-before="auto" style:column-width="6.244cm"/>
    </style:style>
    <style:style style:name="co19" style:family="table-column">
      <style:table-column-properties fo:break-before="auto" style:column-width="10.028cm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12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5.477cm" fo:break-before="auto" style:use-optimal-row-height="true"/>
    </style:style>
    <style:style style:name="ro9" style:family="table-row">
      <style:table-row-properties style:row-height="8.401cm" fo:break-before="auto" style:use-optimal-row-height="true"/>
    </style:style>
    <style:style style:name="ro10" style:family="table-row">
      <style:table-row-properties style:row-height="4.223cm" fo:break-before="auto" style:use-optimal-row-height="true"/>
    </style:style>
    <style:style style:name="ro11" style:family="table-row">
      <style:table-row-properties style:row-height="1.298cm" fo:break-before="auto" style:use-optimal-row-height="true"/>
    </style:style>
    <style:style style:name="ro13" style:family="table-row">
      <style:table-row-properties style:row-height="1.577cm" fo:break-before="auto" style:use-optimal-row-height="true"/>
    </style:style>
    <style:style style:name="ro14" style:family="table-row">
      <style:table-row-properties style:row-height="1.716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Verdana2" fo:font-size="11pt" style:font-name-asian="Verdana1" style:font-size-asian="11pt" style:font-name-complex="Verdana1" style:font-size-complex="11pt"/>
    </style:style>
    <style:style style:name="ce14" style:family="table-cell" style:parent-style-name="Default" style:data-style-name="N0">
      <style:table-cell-properties fo:wrap-option="wrap" style:vertical-align="top"/>
      <style:text-properties fo:color="#0000ff"/>
    </style:style>
    <style:style style:name="ce15" style:family="table-cell" style:parent-style-name="Default" style:data-style-name="N0">
      <style:table-cell-properties style:vertical-align="top"/>
      <style:text-properties fo:color="#0000ff"/>
    </style:style>
    <style:style style:name="ce16" style:family="table-cell" style:parent-style-name="Default" style:data-style-name="N0">
      <style:text-properties fo:color="#0000ff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wrap-option="wrap" style:vertical-align="top"/>
    </style:style>
    <style:style style:name="ce8" style:family="table-cell" style:parent-style-name="Default" style:data-style-name="N0">
      <style:table-cell-properties fo:background-color="transparent" fo:wrap-option="wrap" style:vertical-align="top"/>
    </style:style>
    <style:style style:name="ce9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color="#c41a16"/>
    </style:style>
    <style:style style:name="ce26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3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31" style:family="table-cell" style:parent-style-name="Default" style:data-style-name="N0">
      <style:table-cell-properties fo:wrap-option="wrap" style:vertical-align="top"/>
      <style:text-properties style:font-name="Verdana21" fo:font-size="10pt" style:font-name-asian="Verdana21" style:font-size-asian="10pt" style:font-name-complex="Verdana21" style:font-size-complex="10pt"/>
    </style:style>
    <style:style style:name="ce32" style:family="table-cell" style:parent-style-name="Default" style:data-style-name="N0">
      <style:table-cell-properties fo:wrap-option="wrap" style:vertical-align="top"/>
      <style:text-properties style:font-name="Verdana11" fo:font-size="10pt" style:font-name-asian="Verdana11" style:font-size-asian="10pt" style:font-name-complex="Verdana11" style:font-size-complex="10pt"/>
    </style:style>
    <style:style style:name="ce33" style:family="table-cell" style:parent-style-name="Default" style:data-style-name="N0">
      <style:table-cell-properties fo:wrap-option="wrap" style:vertical-align="top"/>
      <style:text-properties fo:color="#008000" fo:font-size="12pt" style:font-name-asian="Verdana11" style:font-size-asian="10pt" style:font-name-complex="Verdana11" style:font-size-complex="10pt"/>
    </style:style>
    <style:style style:name="ce34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6" style:family="table-cell" style:parent-style-name="Default" style:data-style-name="N0"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" style:family="text">
      <style:text-properties fo:color="#008000" fo:font-size="12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51" table:default-cell-style-name="ce5"/>
        <table:table-column table:style-name="co11" table:number-columns-repeated="766" table:default-cell-style-name="ce4"/>
        <table:table-column table:style-name="co8" table:default-cell-style-name="ce4"/>
        <table:table-row table:style-name="ro2">
          <table:table-cell table:style-name="ce6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table:number-columns-repeated="1017"/>
          <table:table-cell table:number-columns-repeated="2"/>
        </table:table-row>
        <table:table-row table:style-name="ro3">
          <table:table-cell table:style-name="ce7" office:value-type="string">
            <text:p>BIIRULE-T14-R011</text:p>
          </table:table-cell>
          <table:table-cell office:value-type="string">
            <text:p>Credit note total line extension amount MUST equal the sum of the line totals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12</text:p>
          </table:table-cell>
          <table:table-cell office:value-type="string">
            <text:p>A credit note tax exclusive amount MUST equal the sum of lines plus allowances and charges on header level.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13</text:p>
          </table:table-cell>
          <table:table-cell office:value-type="string">
            <text:p>A credit note tax inclusive amount MUST equal the tax exclusive amount plus all tax total amounts and the rounding amount.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14</text:p>
          </table:table-cell>
          <table:table-cell office:value-type="string">
            <text:p>Tax inclusive amount in a credit note MUST NOT be negative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15</text:p>
          </table:table-cell>
          <table:table-cell table:style-name="ce8" office:value-type="string">
            <text:p>Total allowance it MUST be equal to the sum of allowances at document level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16</text:p>
          </table:table-cell>
          <table:table-cell table:style-name="ce8" office:value-type="string">
            <text:p>Total charges it MUST be equal to the sum of document level charges.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17</text:p>
          </table:table-cell>
          <table:table-cell table:style-name="ce8" office:value-type="string">
            <text:p>Amount due is the tax inclusive amount minus what has been prepaid.</text:p>
          </table:table-cell>
          <table:table-cell table:style-name="ce11" office:value-type="string">
            <text:p>Total Amounts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09</text:p>
          </table:table-cell>
          <table:table-cell office:value-type="string">
            <text:p>A credit note MUST have a tax total refering to a single tax scheme</text:p>
          </table:table-cell>
          <table:table-cell table:style-name="ce11" office:value-type="string">
            <text:p>Tax Total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10</text:p>
          </table:table-cell>
          <table:table-cell office:value-type="string">
            <text:p>Each tax total MUST equal the sum of the subcategory amounts.</text:p>
          </table:table-cell>
          <table:table-cell table:style-name="ce11" office:value-type="string">
            <text:p>Tax Total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43</text:p>
          </table:table-cell>
          <table:table-cell office:value-type="string">
            <text:p>A Credit Note MUST specify the taxable amount per tax subtotal.</text:p>
          </table:table-cell>
          <table:table-cell table:style-name="ce11" office:value-type="string">
            <text:p>Tax Subtotal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44</text:p>
          </table:table-cell>
          <table:table-cell office:value-type="string">
            <text:p>A Credit Note MUST specify the tax amount per tax subtotal.</text:p>
          </table:table-cell>
          <table:table-cell table:style-name="ce11" office:value-type="string">
            <text:p>Tax Subtotal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47</text:p>
          </table:table-cell>
          <table:table-cell table:style-name="ce4" office:value-type="string">
            <text:p>A credit note MUST specify the tax amount per VAT subtotal.</text:p>
          </table:table-cell>
          <table:table-cell table:style-name="ce11" office:value-type="string">
            <text:p>Tax Subtotal</text:p>
          </table:table-cell>
          <table:table-cell table:style-name="ce11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14"/>
          <table:table-cell table:style-name="ce15" table:number-columns-repeated="251"/>
          <table:table-cell table:style-name="ce16" table:number-columns-repeated="766"/>
          <table:table-cell/>
        </table:table-row>
        <table:table-row table:style-name="ro3">
          <table:table-cell table:style-name="ce7" office:value-type="string">
            <text:p>BIIRULE-T14-R046</text:p>
          </table:table-cell>
          <table:table-cell office:value-type="string">
            <text:p>Every tax scheme MUST be defined through an identifier.</text:p>
          </table:table-cell>
          <table:table-cell table:style-name="ce11" office:value-type="string">
            <text:p>Tax Schem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45</text:p>
          </table:table-cell>
          <table:table-cell office:value-type="string">
            <text:p>Every tax category MUST be defined through an identifier.</text:p>
          </table:table-cell>
          <table:table-cell table:style-name="ce11" office:value-type="string">
            <text:p>Tax Category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02</text:p>
          </table:table-cell>
          <table:table-cell table:style-name="ce8" office:value-type="string">
            <text:p>A supplier address in a credit note SHOULD contain at least the city name and a zip code or have an address identifier.</text:p>
          </table:table-cell>
          <table:table-cell table:style-name="ce11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03</text:p>
          </table:table-cell>
          <table:table-cell table:style-name="ce8" office:value-type="string">
            <text:p>In cross border trade the VAT identifier for the supplier should be prefixed with country code.</text:p>
          </table:table-cell>
          <table:table-cell table:style-name="ce11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39</text:p>
          </table:table-cell>
          <table:table-cell office:value-type="string">
            <text:p>Company identifier MUST be specified when describing a company legal entity.</text:p>
          </table:table-cell>
          <table:table-cell table:style-name="ce11" office:value-type="string">
            <text:p>Party Legal Entity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22</text:p>
          </table:table-cell>
          <table:table-cell office:value-type="string">
            <text:p>Prices of items MUST be positive or zero</text:p>
          </table:table-cell>
          <table:table-cell table:style-name="ce11" office:value-type="string">
            <text:p>Item Pric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19</text:p>
          </table:table-cell>
          <table:table-cell office:value-type="string">
            <text:p>Product names SHOULD NOT exceed 50 characters long</text:p>
          </table:table-cell>
          <table:table-cell table:style-name="ce11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20</text:p>
          </table:table-cell>
          <table:table-cell office:value-type="string">
            <text:p>If standard identifiers are provided within an item description, an Scheme Identifier SHOULD be provided (e.g. GTIN)</text:p>
          </table:table-cell>
          <table:table-cell table:style-name="ce11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21</text:p>
          </table:table-cell>
          <table:table-cell table:style-name="ce8" office:value-type="string">
            <text:p>Classification codes within an item description SHOULD use a standard scheme for codes (e.g. CPV or UNSPSC)</text:p>
          </table:table-cell>
          <table:table-cell table:style-name="ce11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01</text:p>
          </table:table-cell>
          <table:table-cell office:value-type="string">
            <text:p>An invoice period end date MUST be later or equal to an invoice period start date</text:p>
          </table:table-cell>
          <table:table-cell table:style-name="ce11" office:value-type="string">
            <text:p>Invoice Period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04</text:p>
          </table:table-cell>
          <table:table-cell table:style-name="ce8" office:value-type="string">
            <text:p>A customer address in a credit note SHOULD contain at least city and zip code or have an address identifier.</text:p>
          </table:table-cell>
          <table:table-cell table:style-name="ce11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05</text:p>
          </table:table-cell>
          <table:table-cell table:style-name="ce8" office:value-type="string">
            <text:p>In cross border trade the VAT identifier for the customer should be prefixed with country code.</text:p>
          </table:table-cell>
          <table:table-cell table:style-name="ce11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27</text:p>
          </table:table-cell>
          <table:table-cell office:value-type="string">
            <text:p>Each credit note line MUST contain the product/service name</text:p>
          </table:table-cell>
          <table:table-cell table:style-name="ce11" office:value-type="string">
            <text:p>Credit Note Lin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34</text:p>
          </table:table-cell>
          <table:table-cell office:value-type="string">
            <text:p>Credit note lines MUST have a line identifier.</text:p>
          </table:table-cell>
          <table:table-cell table:style-name="ce11" office:value-type="string">
            <text:p>Credit Note Lin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50</text:p>
          </table:table-cell>
          <table:table-cell office:value-type="string">
            <text:p>Credit note lines MUST have a line total amount.</text:p>
          </table:table-cell>
          <table:table-cell table:style-name="ce11" office:value-type="string">
            <text:p>Credit Note Lin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7" office:value-type="string">
            <text:p>BIIRULE-T14-R018</text:p>
          </table:table-cell>
          <table:table-cell office:value-type="string">
            <office:annotation draw:style-name="gr1" draw:text-style-name="P1" svg:width="2.884cm" svg:height="1.905cm" svg:x="22.682cm" svg:y="14.947cm" draw:caption-point-x="0.135cm" draw:caption-point-y="3.254cm">
              <dc:creator>OB</dc:creator>
              <dc:date>1899-12-30T00:00:00</dc:date>
              <text:p text:style-name="P1"><text:span text:style-name="T1">Added as a result of EC convergence</text:span></text:p>
              <text:p text:style-name="P1"><text:span text:style-name="T2"/></text:p>
            </office:annotation>
            <text:p>Credit note line amount MUST be equal to the price amount multiplied by the quantity <text:span text:style-name="T3">plus charges minus allowances at line level</text:span></text:p>
          </table:table-cell>
          <table:table-cell table:style-name="ce11" office:value-type="string">
            <text:p>Credit Note Lin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BIIRULE-T14-R051</text:p>
          </table:table-cell>
          <table:table-cell office:value-type="string">
            <text:p>Credit Note line MUST contain the item price</text:p>
          </table:table-cell>
          <table:table-cell table:style-name="ce12" office:value-type="string">
            <text:p>Credit Note Lin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4" table:number-columns-repeated="252"/>
          <table:table-cell table:number-columns-repeated="767"/>
        </table:table-row>
        <table:table-row table:style-name="ro3">
          <table:table-cell table:style-name="ce7" office:value-type="string">
            <text:p>BIIRULE-T14-R025</text:p>
          </table:table-cell>
          <table:table-cell office:value-type="string">
            <text:p>A Credit Note MUST have the date of issue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26</text:p>
          </table:table-cell>
          <table:table-cell office:value-type="string">
            <text:p>A Credit Note MUST have a Credit Note number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28</text:p>
          </table:table-cell>
          <table:table-cell office:value-type="string">
            <text:p>A Credit Note MUST contain the full name of the supplier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29</text:p>
          </table:table-cell>
          <table:table-cell office:value-type="string">
            <text:p>A Credit Note MUST contain the full name of the customer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BIIRULE-T14-R030</text:p>
          </table:table-cell>
          <table:table-cell office:value-type="string">
            <text:p>If the VAT total amount in a Credit Note exists then the sum of taxable amount in sub categories MUST equal the sum of Credit Note tax exclusive amount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7" office:value-type="string">
            <text:p>BIIRULE-T14-R031</text:p>
          </table:table-cell>
          <table:table-cell office:value-type="string">
            <text:p>A Credit Note MUST have a syntax identifier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32</text:p>
          </table:table-cell>
          <table:table-cell office:value-type="string">
            <text:p>A Credit Note MUST have a customization identifier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33</text:p>
          </table:table-cell>
          <table:table-cell office:value-type="string">
            <text:p>A Credit Note MUST have a profile identifier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35</text:p>
          </table:table-cell>
          <table:table-cell office:value-type="string">
            <text:p>A Credit Note MUST specify at least one line item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36</text:p>
          </table:table-cell>
          <table:table-cell office:value-type="string">
            <text:p>A Credit Note MUST specify the currency code for the document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37</text:p>
          </table:table-cell>
          <table:table-cell office:value-type="string">
            <text:p>A Credit Note MUST specify the total payable amount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38</text:p>
          </table:table-cell>
          <table:table-cell office:value-type="string">
            <text:p>A Credit Note MUST specify the total amount with taxes included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40</text:p>
          </table:table-cell>
          <table:table-cell office:value-type="string">
            <text:p>A Credit Note MUST specify the total amount without taxes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" office:value-type="string">
            <text:p>BIIRULE-T14-R041</text:p>
          </table:table-cell>
          <table:table-cell office:value-type="string">
            <text:p>A Credit Note MUST specify the sum of the line amounts.</text:p>
          </table:table-cell>
          <table:table-cell table:style-name="ce11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BIIRULE-T14-R052</text:p>
          </table:table-cell>
          <table:table-cell office:value-type="string">
            <text:p>A Credit Note MUST contain tax information</text:p>
          </table:table-cell>
          <table:table-cell table:style-name="ce12" office:value-type="string">
            <text:p>Credit Not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4" table:number-columns-repeated="252"/>
          <table:table-cell table:number-columns-repeated="767"/>
        </table:table-row>
        <table:table-row table:style-name="ro3">
          <table:table-cell table:style-name="ce8" office:value-type="string">
            <text:p>BIIRULE-T14-R042</text:p>
          </table:table-cell>
          <table:table-cell table:style-name="ce10" office:value-type="string">
            <text:p>Country in an address MUST be specified using the country code.</text:p>
          </table:table-cell>
          <table:table-cell table:style-name="ce13" office:value-type="string">
            <text:p>Country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style-name="ce14"/>
          <table:table-cell table:style-name="ce15" table:number-columns-repeated="251"/>
          <table:table-cell table:style-name="ce16" table:number-columns-repeated="766"/>
          <table:table-cell/>
        </table:table-row>
        <table:table-row table:style-name="ro4">
          <table:table-cell table:style-name="ce7" office:value-type="string">
            <text:p>BIIRULE-T14-R023</text:p>
          </table:table-cell>
          <table:table-cell office:value-type="string">
            <text:p>An allowance percentage MUST NOT be negative.</text:p>
          </table:table-cell>
          <table:table-cell table:style-name="ce11" office:value-type="string">
            <text:p>Allowance Percentage</text:p>
          </table:table-cell>
          <table:table-cell table:style-name="ce7" office:value-type="string">
            <text:p>fatal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4-R024</text:p>
          </table:table-cell>
          <table:table-cell office:value-type="string">
            <text:p>In allowances, both or none of percentage and base amount SHOULD be provided</text:p>
          </table:table-cell>
          <table:table-cell table:style-name="ce11" office:value-type="string">
            <text:p>Allowance</text:p>
          </table:table-cell>
          <table:table-cell table:style-name="ce7" office:value-type="string">
            <text:p>warning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L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37"/>
        <table:table-column table:style-name="co18" table:default-cell-style-name="ce28"/>
        <table:table-column table:style-name="co19" table:default-cell-style-name="ce28"/>
        <table:table-column table:style-name="co13" table:number-columns-repeated="1018" table:default-cell-style-name="ce28"/>
        <table:table-column table:style-name="co8" table:default-cell-style-name="ce28"/>
        <table:table-row table:style-name="ro6">
          <table:table-cell table:style-name="ce26" office:value-type="string">
            <text:p>Source</text:p>
          </table:table-cell>
          <table:table-cell table:style-name="ce26" office:value-type="string">
            <text:p>Rule ID</text:p>
          </table:table-cell>
          <table:table-cell table:style-name="ce30" office:value-type="string">
            <text:p>Predicate</text:p>
          </table:table-cell>
          <table:table-cell table:style-name="ce26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01</text:p>
          </table:table-cell>
          <table:table-cell table:style-name="ce31" office:value-type="string">
            <text:p>(cbc:StartDate and cbc:EndDate) and (number(translate(cbc:StartDate,'-','')) &lt;= number(translate(cbc:EndDate,'-','')))</text:p>
          </table:table-cell>
          <table:table-cell table:number-columns-repeated="1021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02</text:p>
          </table:table-cell>
          <table:table-cell table:style-name="ce29" office:value-type="string">
            <text:p>(cac:Party/cac:PostalAddress/cbc:CityName and cac:Party/cac:PostalAddress/cbc:PostalZone) or (cac:Party/cac:PostalAddress/cbc:ID)</text:p>
          </table:table-cell>
          <table:table-cell table:style-name="ce27"/>
          <table:table-cell table:number-columns-repeated="1020"/>
        </table:table-row>
        <table:table-row table:style-name="ro8">
          <table:table-cell table:style-name="ce27" office:value-type="string">
            <text:p>T14</text:p>
          </table:table-cell>
          <table:table-cell table:style-name="ce29" office:value-type="string">
            <text:p>BIIRULE-T14-R003</text:p>
          </table:table-cell>
          <table:table-cell table:style-name="ce29" office:value-type="string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9"/>
          <table:table-cell table:number-columns-repeated="1020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04</text:p>
          </table:table-cell>
          <table:table-cell table:style-name="ce29" office:value-type="string">
            <text:p>(cac:Party/cac:PostalAddress/cbc:CityName and cac:Party/cac:PostalAddress/cbc:PostalZone) or (cac:Party/cac:PostalAddress/cbc:ID)</text:p>
          </table:table-cell>
          <table:table-cell table:style-name="ce27"/>
          <table:table-cell table:number-columns-repeated="1020"/>
        </table:table-row>
        <table:table-row table:style-name="ro8">
          <table:table-cell table:style-name="ce27" office:value-type="string">
            <text:p>T14</text:p>
          </table:table-cell>
          <table:table-cell table:style-name="ce29" office:value-type="string">
            <text:p>BIIRULE-T14-R005</text:p>
          </table:table-cell>
          <table:table-cell table:style-name="ce29" office:value-type="string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number-columns-repeated="1021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09</text:p>
          </table:table-cell>
          <table:table-cell table:style-name="ce32" office:value-type="string">
            <text:p>count(cac:TaxSubtotal/*/*/cbc:ID) = count(cac:TaxSubtotal/*/*/cbc:ID[. = 'VAT']) or count(cac:TaxSubtotal/*/*/cbc:ID[. = 'VAT']) = 0</text:p>
          </table:table-cell>
          <table:table-cell table:style-name="ce27"/>
          <table:table-cell table:number-columns-repeated="1020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10</text:p>
          </table:table-cell>
          <table:table-cell table:style-name="ce29" office:value-type="string">
            <text:p>number(cbc:TaxAmount) = number(round(sum(cac:TaxSubtotal/cbc:TaxAmount) * 10 * 10) div 100)</text:p>
          </table:table-cell>
          <table:table-cell table:style-name="ce27"/>
          <table:table-cell table:number-columns-repeated="1020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11</text:p>
          </table:table-cell>
          <table:table-cell table:style-name="ce29" office:value-type="string">
            <text:p>number(cbc:LineExtensionAmount) = number(round(sum(//cac:CreditNoteLine/cbc:LineExtensionAmount) * 10 * 10) div 100)</text:p>
          </table:table-cell>
          <table:table-cell table:number-columns-repeated="1021"/>
        </table:table-row>
        <table:table-row table:style-name="ro9">
          <table:table-cell table:style-name="ce27" office:value-type="string">
            <text:p>T14</text:p>
          </table:table-cell>
          <table:table-cell table:style-name="ce29" office:value-type="string">
            <text:p>BIIRULE-T14-R012</text:p>
          </table:table-cell>
          <table:table-cell table:style-name="ce33" office:value-type="string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/>
          <table:table-cell table:style-name="ce29" office:value-type="string">
            <text:p>((cbc:ChargeTotalAmount) and (cbc:AllowanceTotalAmount) and (number(cbc:TaxExclusiveAmount) = (number(cbc:LineExtensionAmount) + number(cbc:ChargeTotalAmount) - number(cbc:AllowanceTotalAmount)))) or (not(cbc:ChargeTotalAmount) and (cbc:AllowanceTotalAmount) and (number(cbc:TaxExclusiveAmount) = number(cbc:LineExtensionAmount) - number(cbc:AllowanceTotalAmount))) or ((cbc:ChargeTotalAmount) and not(cbc:AllowanceTotalAmount) and (number(cbc:TaxExclusiveAmount) = number(cbc:LineExtensionAmount) + number(cbc:ChargeTotalAmount))) or (not(cbc:ChargeTotalAmount) and not(cbc:AllowanceTotalAmount) and (number(cbc:TaxExclusiveAmount) = number(cbc:LineExtensionAmount)))</text:p>
          </table:table-cell>
          <table:table-cell table:number-columns-repeated="1019"/>
        </table:table-row>
        <table:table-row table:style-name="ro10">
          <table:table-cell table:style-name="ce27" office:value-type="string">
            <text:p>T14</text:p>
          </table:table-cell>
          <table:table-cell table:style-name="ce29" office:value-type="string">
            <text:p>BIIRULE-T14-R013</text:p>
          </table:table-cell>
          <table:table-cell table:style-name="ce33" office:value-type="string">
            <text:p><text:span text:style-name="T4">((cbc:PayableRoundingAmount) and (number(cbc:TaxInclusiveAmount) = (round((number(cbc:TaxExclusiveAmount) + number(sum(/ubl:CreditNote/cac:TaxTotal/cbc:TaxAmount)) + number(cbc:PayableRoundingAmount)) *10 * 10) div 100))) or (number(cbc:TaxInclusiveAmount) = round(( number(cbc:TaxExclusiveAmount) + number(sum(/ubl:CreditNote/cac:TaxTotal/cbc:TaxAmount))) * 10 * 10) div 100)</text:span></text:p>
          </table:table-cell>
          <table:table-cell table:style-name="ce4"/>
          <table:table-cell table:style-name="ce29" office:value-type="string">
            <text:p>((cbc:PayableRoundingAmount) and (number(cbc:TaxInclusiveAmount) = number(cbc:TaxExclusiveAmount) + number(round(sum(/ubl:CreditNote/cac:TaxTotal/cbc:TaxAmount) <text:s/>* 10 * 10) div 100) + number(cbc:PayableRoundingAmount)) <text:s/>or (number(cbc:TaxInclusiveAmount) = number(cbc:TaxExclusiveAmount) + number(round(sum(/ubl:CreditNote/cac:TaxTotal/cbc:TaxAmount) * 10 * 10) div 100)))</text:p>
          </table:table-cell>
          <table:table-cell table:number-columns-repeated="1019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14</text:p>
          </table:table-cell>
          <table:table-cell table:style-name="ce29" office:value-type="string">
            <text:p>number(cbc:TaxInclusiveAmount) &gt;= 0</text:p>
          </table:table-cell>
          <table:table-cell table:number-columns-repeated="1021"/>
        </table:table-row>
        <table:table-row table:style-name="ro11">
          <table:table-cell table:style-name="ce27" office:value-type="string">
            <text:p>T14</text:p>
          </table:table-cell>
          <table:table-cell table:style-name="ce29" office:value-type="string">
            <text:p>BIIRULE-T14-R015</text:p>
          </table:table-cell>
          <table:table-cell table:style-name="ce29" office:value-type="string">
            <text:p>(cbc:AllowanceTotalAmount) and number(cbc:AllowanceTotalAmount) = (round(sum(preceding::cac:AllowanceCharge[cbc:ChargeIndicator="false"]/cbc:Amount) * 10 * 10) div 100) or not(cbc:AllowanceTotalAmount)</text:p>
          </table:table-cell>
          <table:table-cell table:number-columns-repeated="1021"/>
        </table:table-row>
        <table:table-row table:style-name="ro11">
          <table:table-cell table:style-name="ce27" office:value-type="string">
            <text:p>T14</text:p>
          </table:table-cell>
          <table:table-cell table:style-name="ce29" office:value-type="string">
            <text:p>BIIRULE-T14-R016</text:p>
          </table:table-cell>
          <table:table-cell table:style-name="ce29" office:value-type="string">
            <text:p>(cbc:ChargeTotalAmount) and number(cbc:ChargeTotalAmount) = (round(sum(preceding::cac:AllowanceCharge[cbc:ChargeIndicator="true"]/cbc:Amount) * 10 <text:s/>*10) div 100) or not(cbc:ChargeTotalAmount)</text:p>
          </table:table-cell>
          <table:table-cell table:number-columns-repeated="1021"/>
        </table:table-row>
        <table:table-row table:style-name="ro13">
          <table:table-cell table:style-name="ce27" office:value-type="string">
            <text:p>T14</text:p>
          </table:table-cell>
          <table:table-cell table:style-name="ce29" office:value-type="string">
            <text:p>BIIRULE-T14-R017</text:p>
          </table:table-cell>
          <table:table-cell table:style-name="ce33" office:value-type="string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number-columns-repeated="1021"/>
        </table:table-row>
        <table:table-row table:style-name="ro14">
          <table:table-cell table:style-name="ce27" office:value-type="string">
            <text:p>T14</text:p>
          </table:table-cell>
          <table:table-cell table:style-name="ce29" office:value-type="string">
            <text:p>BIIRULE-T14-R018</text:p>
          </table:table-cell>
          <table:table-cell table:style-name="ce29" office:value-type="string">
            <office:annotation draw:style-name="gr1" draw:text-style-name="P1" svg:width="2.884cm" svg:height="1.032cm" svg:x="26.538cm" svg:y="37.448cm" draw:caption-point-x="-0.558cm" draw:caption-point-y="-4.011cm">
              <dc:creator>OB</dc:creator>
              <dc:date>1899-12-28T00:00:00</dc:date>
              <text:p text:style-name="P1"><text:span text:style-name="T1">EC Rule</text:span></text:p>
              <text:p text:style-name="P1"><text:span text:style-name="T2"/></text:p>
            </office:annotation>
            <text:p>not(cbc:CreditedQuantity) or not(cac:Price/cbc:PriceAmount) or <text:s/>number(cbc:LineExtensionAmount) = (round(number(cac:Price/cbc:PriceAmount) *number(cbc:CreditedQuantity) * 10 * 10) div 100) + ( round(sum(cac:AllowanceCharge[child::cbc:ChargeIndicator='true']/cbc:Amount) *10 * 10) div 100 ) - ( round(sum(cac:AllowanceCharge[child::cbc:ChargeIndicator='false']/cbc:Amount) *10 * 10) div 100 )</text:p>
          </table:table-cell>
          <table:table-cell table:style-name="Default"/>
          <table:table-cell table:style-name="ce29"/>
          <table:table-cell table:style-name="Default"/>
          <table:table-cell table:number-columns-repeated="1018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19</text:p>
          </table:table-cell>
          <table:table-cell table:style-name="ce29" office:value-type="string">
            <text:p>string-length(string(cbc:Name)) &lt;= 50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0</text:p>
          </table:table-cell>
          <table:table-cell table:style-name="ce29" office:value-type="string">
            <text:p>not((cac:StandardItemIdentification)) or (cac:StandardItemIdentification/cbc:ID/@scheme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1</text:p>
          </table:table-cell>
          <table:table-cell table:style-name="ce29" office:value-type="string">
            <text:p>not((cac:CommodityClassification)) or (cac:CommodityClassification/cbc:ItemClassificationCode/@list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2</text:p>
          </table:table-cell>
          <table:table-cell table:style-name="ce29" office:value-type="string">
            <text:p>number(.) &gt;=0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3</text:p>
          </table:table-cell>
          <table:table-cell table:style-name="ce29" office:value-type="string">
            <text:p>number(.) &gt;=0</text:p>
          </table:table-cell>
          <table:table-cell table:number-columns-repeated="1021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24</text:p>
          </table:table-cell>
          <table:table-cell table:style-name="ce29" office:value-type="string">
            <text:p>(cbc:MultiplierFactorNumeric and cbc:BaseAmount) or (not(cbc:MultiplierFactorNumeric) and not(cbc:BaseAmount)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5</text:p>
          </table:table-cell>
          <table:table-cell table:style-name="ce29" office:value-type="string">
            <text:p>(cbc:IssueDate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6</text:p>
          </table:table-cell>
          <table:table-cell table:style-name="ce29" office:value-type="string">
            <text:p>(cbc: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7</text:p>
          </table:table-cell>
          <table:table-cell table:style-name="ce29" office:value-type="string">
            <text:p>(cac:Item/cbc:Name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8</text:p>
          </table:table-cell>
          <table:table-cell table:style-name="ce29" office:value-type="string">
            <text:p>(cac:AccountingSupplierParty/cac:Party/cac:PartyName/cbc:Name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29</text:p>
          </table:table-cell>
          <table:table-cell table:style-name="ce29" office:value-type="string">
            <text:p>(cac:AccountingCustomerParty/cac:Party/cac:PartyName/cbc:Name)</text:p>
          </table:table-cell>
          <table:table-cell table:number-columns-repeated="1021"/>
        </table:table-row>
        <table:table-row table:style-name="ro14">
          <table:table-cell table:style-name="ce27" office:value-type="string">
            <text:p>T14</text:p>
          </table:table-cell>
          <table:table-cell table:style-name="ce29" office:value-type="string">
            <text:p>BIIRULE-T14-R030</text:p>
          </table:table-cell>
          <table:table-cell table:style-name="ce29" office:value-type="string">
            <text:p>((cac:TaxTotal[cac:TaxSubtotal/cac:TaxCategory/cac:TaxScheme/cbc:ID = 'VAT']/cbc:TaxAmount) and (number(round(sum(cac:TaxTotal//cac:TaxSubtotal/cbc:TaxableAmount) *10 *10 <text:s/>) div 100 ) = number(cac:LegalMonetaryTotal/cbc:TaxExclusiveAmount))) or not((cac:TaxTotal[cac:TaxSubtotal/cac:TaxCategory/cac:TaxScheme/cbc:ID = 'VAT'])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1</text:p>
          </table:table-cell>
          <table:table-cell table:style-name="ce29" office:value-type="string">
            <text:p>(cbc:UBLVersion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2</text:p>
          </table:table-cell>
          <table:table-cell table:style-name="ce29" office:value-type="string">
            <text:p>(cbc:Customization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3</text:p>
          </table:table-cell>
          <table:table-cell table:style-name="ce29" office:value-type="string">
            <text:p>(cbc:Profile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4</text:p>
          </table:table-cell>
          <table:table-cell table:style-name="ce29" office:value-type="string">
            <text:p>cbc:ID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5</text:p>
          </table:table-cell>
          <table:table-cell table:style-name="ce29" office:value-type="string">
            <text:p>(cac:CreditNoteLine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6</text:p>
          </table:table-cell>
          <table:table-cell table:style-name="ce29" office:value-type="string">
            <text:p>(cbc:DocumentCurrencyCode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7</text:p>
          </table:table-cell>
          <table:table-cell table:style-name="ce29" office:value-type="string">
            <text:p>(cac:LegalMonetaryTotal/cbc:PayableAmount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8</text:p>
          </table:table-cell>
          <table:table-cell table:style-name="ce29" office:value-type="string">
            <text:p>(cac:LegalMonetaryTotal/cbc:TaxInclusiveAmount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39</text:p>
          </table:table-cell>
          <table:table-cell table:style-name="ce29" office:value-type="string">
            <text:p>(cbc:CompanyID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40</text:p>
          </table:table-cell>
          <table:table-cell table:style-name="ce29" office:value-type="string">
            <text:p>(cac:LegalMonetaryTotal/cbc:TaxExclusiveAmount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41</text:p>
          </table:table-cell>
          <table:table-cell table:style-name="ce29" office:value-type="string">
            <text:p>(cac:LegalMonetaryTotal/cbc:LineExtensionAmount)</text:p>
          </table:table-cell>
          <table:table-cell table:number-columns-repeated="1021"/>
        </table:table-row>
        <table:table-row table:style-name="ro2">
          <table:table-cell table:style-name="ce27" office:value-type="string">
            <text:p>T14</text:p>
          </table:table-cell>
          <table:table-cell table:style-name="ce29" office:value-type="string">
            <text:p>BIIRULE-T14-R042</text:p>
          </table:table-cell>
          <table:table-cell table:style-name="ce4" office:value-type="string">
            <text:p>(cbc:IdentificationCode)</text:p>
          </table:table-cell>
          <table:table-cell table:style-name="ce29"/>
          <table:table-cell table:number-columns-repeated="1020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43</text:p>
          </table:table-cell>
          <table:table-cell table:style-name="ce34" office:value-type="string">
            <text:p>boolean(self::node()[cac:TaxCategory/cac:TaxScheme/cbc:ID = 'VAT']/cbc:TaxableAmount) or (cac:TaxCategory/cac:TaxScheme/cbc:ID != 'VAT')</text:p>
          </table:table-cell>
          <table:table-cell table:number-columns-repeated="1021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44</text:p>
          </table:table-cell>
          <table:table-cell table:style-name="ce34" office:value-type="string">
            <text:p>boolean(self::node()[cac:TaxCategory/cac:TaxScheme/cbc:ID = 'VAT']/cbc:TaxAmount) or (cac:TaxCategory/cac:TaxScheme/cbc:ID != 'VAT')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45</text:p>
          </table:table-cell>
          <table:table-cell table:style-name="ce29" office:value-type="string">
            <text:p>cbc:ID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46</text:p>
          </table:table-cell>
          <table:table-cell table:style-name="ce29" office:value-type="string">
            <text:p>cbc:ID</text:p>
          </table:table-cell>
          <table:table-cell table:number-columns-repeated="1021"/>
        </table:table-row>
        <table:table-row table:style-name="ro7">
          <table:table-cell table:style-name="ce27" office:value-type="string">
            <text:p>T14</text:p>
          </table:table-cell>
          <table:table-cell table:style-name="ce29" office:value-type="string">
            <text:p>BIIRULE-T14-R047</text:p>
          </table:table-cell>
          <table:table-cell table:style-name="ce35" office:value-type="string">
            <text:p>boolean(self::node()[cac:TaxCategory/cac:TaxScheme/cbc:ID = 'VAT']/cbc:TaxAmount) or (cac:TaxCategory/cac:TaxScheme/cbc:ID != 'VAT')</text:p>
          </table:table-cell>
          <table:table-cell table:style-name="ce29"/>
          <table:table-cell table:number-columns-repeated="1020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50</text:p>
          </table:table-cell>
          <table:table-cell table:style-name="ce29" office:value-type="string">
            <text:p>cbc:LineExtensionAmount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51</text:p>
          </table:table-cell>
          <table:table-cell table:style-name="ce36" office:value-type="string">
            <text:p>cac:Price/cbc:PriceAmount</text:p>
          </table:table-cell>
          <table:table-cell table:style-name="ce29"/>
          <table:table-cell table:number-columns-repeated="1020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BIIRULE-T14-R052</text:p>
          </table:table-cell>
          <table:table-cell table:style-name="ce36" office:value-type="string">
            <text:p>cac:TaxTotal</text:p>
          </table:table-cell>
          <table:table-cell table:style-name="ce29"/>
          <table:table-cell table:number-columns-repeated="1020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Credit Note Line</text:p>
          </table:table-cell>
          <table:table-cell table:style-name="ce29" office:value-type="string">
            <text:p>//cac:CreditNoteLine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Party Legal Entity</text:p>
          </table:table-cell>
          <table:table-cell table:style-name="ce29" office:value-type="string">
            <text:p>//cac:PartyLegalEntity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Tax Category</text:p>
          </table:table-cell>
          <table:table-cell table:style-name="ce29" office:value-type="string">
            <text:p>//cac:TaxCategory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Tax Scheme</text:p>
          </table:table-cell>
          <table:table-cell table:style-name="ce29" office:value-type="string">
            <text:p>//cac:TaxScheme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Tax Total</text:p>
          </table:table-cell>
          <table:table-cell table:style-name="ce29" office:value-type="string">
            <text:p>/ubl:CreditNote/cac:TaxTotal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Credit Note</text:p>
          </table:table-cell>
          <table:table-cell table:style-name="ce29" office:value-type="string">
            <text:p>/ubl:CreditNote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Customer</text:p>
          </table:table-cell>
          <table:table-cell table:style-name="ce29" office:value-type="string">
            <text:p>//cac:AccountingCustomerParty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Invoice Period</text:p>
          </table:table-cell>
          <table:table-cell table:style-name="ce29" office:value-type="string">
            <text:p>//cac:InvoicePeriod</text:p>
          </table:table-cell>
          <table:table-cell table:number-columns-repeated="1021"/>
        </table:table-row>
        <table:table-row table:style-name="ro6">
          <table:table-cell office:value-type="string">
            <text:p>T14</text:p>
          </table:table-cell>
          <table:table-cell office:value-type="string">
            <text:p>Item Price</text:p>
          </table:table-cell>
          <table:table-cell office:value-type="string">
            <text:p>//cac:Price/cbc:PriceAmount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Item</text:p>
          </table:table-cell>
          <table:table-cell table:style-name="ce29" office:value-type="string">
            <text:p>//cac:Item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Supplier</text:p>
          </table:table-cell>
          <table:table-cell table:style-name="ce29" office:value-type="string">
            <text:p>//cac:AccountingSupplierParty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Total Amounts</text:p>
          </table:table-cell>
          <table:table-cell table:style-name="ce29" office:value-type="string">
            <text:p>//cac:LegalMonetaryTotal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Allowance Percentage</text:p>
          </table:table-cell>
          <table:table-cell table:style-name="ce29" office:value-type="string">
            <text:p>//cac:AllowanceCharge[cbc:ChargeIndicator='false']/cbc:MultiplierFactorNumeric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Allowance</text:p>
          </table:table-cell>
          <table:table-cell table:style-name="ce29" office:value-type="string">
            <text:p>//cac:AllowanceCharge[cbc:ChargeIndicator='false']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table:style-name="ce29" office:value-type="string">
            <text:p>Tax Subtotal</text:p>
          </table:table-cell>
          <table:table-cell table:style-name="ce29" office:value-type="string">
            <text:p>/ubl:CreditNote/cac:TaxTotal/cac:TaxSubtotal</text:p>
          </table:table-cell>
          <table:table-cell table:number-columns-repeated="1021"/>
        </table:table-row>
        <table:table-row table:style-name="ro6">
          <table:table-cell table:style-name="ce27" office:value-type="string">
            <text:p>T14</text:p>
          </table:table-cell>
          <table:table-cell office:value-type="string">
            <text:p>Country</text:p>
          </table:table-cell>
          <table:table-cell table:style-name="ce29" office:value-type="string">
            <text:p>//cac:Country</text:p>
          </table:table-cell>
          <table:table-cell table:style-name="ce29"/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15" table:number-rows-repeated="6547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rtifacts" table:style-name="ta1">
        <table:table-column table:style-name="co13" table:default-cell-style-name="ce4"/>
        <table:table-column table:style-name="co14" table:default-cell-style-name="ce4"/>
        <table:table-column table:style-name="co13" table:number-columns-repeated="1021" table:default-cell-style-name="ce4"/>
        <table:table-column table:style-name="co8" table:default-cell-style-name="ce4"/>
        <table:table-row table:style-name="ro12">
          <table:table-cell table:style-name="ce23" office:value-type="string">
            <text:p>Profile</text:p>
          </table:table-cell>
          <table:table-cell table:style-name="ce23" office:value-type="string">
            <text:p>Transaction</text:p>
          </table:table-cell>
          <table:table-cell table:style-name="ce23" office:value-type="string">
            <text:p>Binding</text:p>
          </table:table-cell>
          <table:table-cell table:style-name="ce24" office:value-type="string">
            <text:p>Instance Namespac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T14</text:p>
          </table:table-cell>
          <table:table-cell office:value-type="string">
            <text:p>UBL</text:p>
          </table:table-cell>
          <table:table-cell table:style-name="ce25" office:value-type="string">
            <text:p>urn:oasis:names:specification:ubl:schema:xsd:CreditNote-2</text:p>
          </table:table-cell>
          <table:table-cell table:number-columns-repeated="1020"/>
        </table:table-row>
        <table:table-row table:style-name="ro12" table:number-rows-repeated="2">
          <table:table-cell table:style-name="ce5" table:number-columns-repeated="2"/>
          <table:table-cell table:number-columns-repeated="1022"/>
        </table:table-row>
        <table:table-row table:style-name="ro12" table:number-rows-repeated="65531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target-range-address="abstract.A1:abstract.AMJ6553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Verdana1" svg:font-family="Verdana1"/>
    <style:font-face style:name="Verdana11" svg:font-family="Verdana11"/>
    <style:font-face style:name="Verdana21" svg:font-family="Verdana2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0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riol Bausà</meta:initial-creator>
    <dc:creator>Oriol Bausà</dc:creator>
    <meta:creation-date>2008-12-08T14:00:31Z</meta:creation-date>
    <dc:date>2011-12-08T10:20:51</dc:date>
    <meta:editing-cycles>125</meta:editing-cycles>
    <meta:editing-duration>PT166H59M22S</meta:editing-duration>
    <meta:document-statistic meta:table-count="3" meta:cell-count="442" meta:object-count="0"/>
  </office:meta>
</office:document-meta>
</file>